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Diamond_20_unfilled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gr5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1.524cm" svg:height="0.629cm" svg:x="9.382cm" svg:y="3.981cm">
          <text:p text:style-name="P1"><text:span text:style-name="T1">Evaluator</text:span></text:p>
        </draw:rect>
        <draw:rect draw:style-name="gr1" draw:text-style-name="P2" xml:id="id5" draw:id="id5" draw:layer="layout" svg:width="2.286cm" svg:height="0.635cm" svg:x="7.096cm" svg:y="4.891cm">
          <text:p text:style-name="P1"><text:span text:style-name="T1">Recommender</text:span></text:p>
        </draw:rect>
        <draw:rect draw:style-name="gr1" draw:text-style-name="P2" xml:id="id4" draw:id="id4" draw:layer="layout" svg:width="1.524cm" svg:height="0.635cm" svg:x="11.414cm" svg:y="4.891cm">
          <text:p text:style-name="P1"><text:span text:style-name="T1">Metrics</text:span></text:p>
        </draw:rect>
        <draw:rect draw:style-name="gr1" draw:text-style-name="P2" xml:id="id1" draw:id="id1" draw:layer="layout" svg:width="2.667cm" svg:height="0.629cm" svg:x="7.096cm" svg:y="3.032cm">
          <text:p text:style-name="P1"><text:span text:style-name="T1">EvaluatorListener</text:span></text:p>
        </draw:rect>
        <draw:rect draw:style-name="gr1" draw:text-style-name="P2" xml:id="id2" draw:id="id2" draw:layer="layout" svg:width="2.413cm" svg:height="0.629cm" svg:x="10.525cm" svg:y="3.038cm">
          <text:p text:style-name="P1"><text:span text:style-name="T1">EvaluatorEvent</text:span></text:p>
        </draw:rect>
        <draw:connector draw:style-name="gr2" draw:text-style-name="P1" draw:layer="layout" draw:type="line" svg:x1="9.763cm" svg:y1="3.346cm" svg:x2="10.525cm" svg:y2="3.352cm" draw:start-shape="id1" draw:start-glue-point="1" draw:end-shape="id2" draw:end-glue-point="3" svg:d="M9763 3346l762 6">
          <text:p/>
        </draw:connector>
        <draw:connector draw:style-name="gr3" draw:text-style-name="P1" draw:layer="layout" draw:type="line" svg:x1="8.429cm" svg:y1="3.661cm" svg:x2="9.382cm" svg:y2="4.295cm" draw:start-shape="id1" draw:start-glue-point="2" draw:end-shape="id3" draw:end-glue-point="3" svg:d="M8429 3661l953 634">
          <text:p/>
        </draw:connector>
        <draw:frame draw:style-name="gr4" draw:text-style-name="P3" draw:layer="layout" svg:width="0.93cm" svg:height="0.573cm" svg:x="7.817cm" svg:y="3.602cm">
          <draw:text-box>
            <text:p><text:span text:style-name="T2">0..*</text:span></text:p>
          </draw:text-box>
        </draw:frame>
        <draw:frame draw:style-name="gr4" draw:text-style-name="P3" draw:layer="layout" svg:width="0.93cm" svg:height="0.573cm" svg:x="8.679cm" svg:y="4.202cm">
          <draw:text-box>
            <text:p><text:span text:style-name="T2">1..*</text:span></text:p>
          </draw:text-box>
        </draw:frame>
        <draw:connector draw:style-name="gr2" draw:text-style-name="P1" draw:layer="layout" draw:type="line" svg:x1="10.906cm" svg:y1="4.295cm" svg:x2="11.731cm" svg:y2="3.667cm" draw:start-shape="id3" draw:start-glue-point="1" draw:end-shape="id2" draw:end-glue-point="2" svg:d="M10906 4295l825-628">
          <text:p/>
        </draw:connector>
        <draw:connector draw:style-name="gr5" draw:text-style-name="P1" draw:layer="layout" draw:type="line" svg:x1="10.144cm" svg:y1="4.61cm" svg:x2="11.414cm" svg:y2="5.208cm" draw:start-shape="id3" draw:start-glue-point="2" draw:end-shape="id4" draw:end-glue-point="3" svg:d="M10144 4610l1270 598">
          <text:p/>
        </draw:connector>
        <draw:connector draw:style-name="gr2" draw:text-style-name="P1" draw:layer="layout" draw:type="line" svg:x1="10.144cm" svg:y1="4.61cm" svg:x2="9.382cm" svg:y2="5.208cm" draw:start-shape="id3" draw:start-glue-point="2" draw:end-shape="id5" draw:end-glue-point="1" svg:d="M10144 4610l-762 598">
          <text:p/>
        </draw:connector>
        <draw:connector draw:style-name="gr5" draw:text-style-name="P1" draw:layer="layout" draw:type="line" svg:x1="11.731cm" svg:y1="3.667cm" svg:x2="12.176cm" svg:y2="4.891cm" draw:start-shape="id2" draw:start-glue-point="2" draw:end-shape="id4" draw:end-glue-point="0" svg:d="M11731 3667l445 1224">
          <text:p/>
        </draw:connector>
        <draw:rect draw:style-name="gr1" draw:text-style-name="P2" xml:id="id6" draw:id="id6" draw:layer="layout" svg:width="1.524cm" svg:height="0.635cm" svg:x="9.382cm" svg:y="5.672cm">
          <text:p text:style-name="P1"><text:span text:style-name="T1">Dataset</text:span></text:p>
        </draw:rect>
        <draw:connector draw:style-name="gr2" draw:text-style-name="P1" draw:layer="layout" draw:type="line" svg:x1="10.144cm" svg:y1="4.61cm" svg:x2="10.144cm" svg:y2="5.672cm" draw:start-shape="id3" draw:start-glue-point="2" draw:end-shape="id6" draw:end-glue-point="0" svg:d="M10144 4610v10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7T15:11:51.29</dc:date>
    <dc:creator>Loc Nguyen</dc:creator>
    <meta:editing-duration>PT7H33M7S</meta:editing-duration>
    <meta:editing-cycles>78</meta:editing-cycles>
    <meta:document-statistic meta:object-count="15"/>
  </office:meta>
</office:document-meta>
</file>